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82a34" officeooo:paragraph-rsid="00082a34"/>
    </style:style>
    <style:style style:name="P3" style:family="paragraph" style:parent-style-name="Standard">
      <style:text-properties officeooo:rsid="00094552" officeooo:paragraph-rsid="00094552"/>
    </style:style>
    <style:style style:name="P4" style:family="paragraph" style:parent-style-name="Standard">
      <style:text-properties officeooo:rsid="00094552" officeooo:paragraph-rsid="00094552"/>
    </style:style>
    <style:style style:name="P5" style:family="paragraph" style:parent-style-name="Standard">
      <style:text-properties officeooo:rsid="0009cd3c" officeooo:paragraph-rsid="0009cd3c"/>
    </style:style>
    <style:style style:name="T1" style:family="text">
      <style:text-properties officeooo:rsid="0008fa86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2">Taip pat, čia padaryti ManyToMany ryšiai tarp Švenčių ir Šalių. Tik dabar tai įgyvendinti reikia.</text:p>
      <text:p text:style-name="P2"/>
      <text:p text:style-name="P2"><text:span text:style-name="T1">04</text:span>rysiai – čia bus perdaromi konstruktoriai, servisai ir kontroleriai, kad būtų galima įgyvendinti Many-to-Many.</text:p>
      <text:p text:style-name="P2"/>
      <text:p text:style-name="P3">05papildomasid – pridėjau papildomus id laukus šventėms ir šalims. Šventėje vadinasi „code“, o šalyje vadinasi „countryCode“. Dabar šiuos laukus naudoju, kad identifikuoti įrašą fronte ir perduoti tai į backą.</text:p>
      <text:p text:style-name="P3">Šie laukai generuojami su 7 atsitiktinių simbolių eilute + „_“ ir + title.</text:p>
      <text:p text:style-name="P3"/>
      <text:p text:style-name="P3">06saliulistai – šitoje šakoje pažiūrėsiu ar šventėje priskyrus šalį, šalyje matau švetės įrašą.</text:p>
      <text:p text:style-name="P5">Šventėse pridėjus šalis, šalyse matosi, kad joms yra priskirtos šventės!!!!!!!</text:p>
      <text:p text:style-name="P5">Padarytas loginimas – kai sukuria naują šventę.</text:p>
      <text:p text:style-name="P5"/>
      <text:p text:style-name="P5">07springsecurity – čia reikia padaryti prisijungimą prie sistemos. Ir dar <text:span text:style-name="T2">papildyti loginimą</text:span> kitose operacijose.</text:p>
      <text:p text:style-name="P5"/>
      <text:p text:style-name="P5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3-19T17:24:01.821222513</dc:date>
    <meta:editing-duration>PT7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8" meta:character-count="1038" meta:non-whitespace-character-count="904"/>
  </office:meta>
</office:document-meta>
</file>